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5245" officeooo:paragraph-rsid="000d524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 sort</text:p>
      <text:p text:style-name="Standard">#include &lt;iostream&gt;</text:p>
      <text:p text:style-name="Standard">using namespace std;</text:p>
      <text:p text:style-name="Standard">int QuickSort(int a[], int beg, int end){ <text:s/></text:p>
      <text:p text:style-name="Standard"><text:s text:c="4"/>int i=beg;int j=i+1;</text:p>
      <text:p text:style-name="Standard"><text:s text:c="4"/>if(beg &lt; end){</text:p>
      <text:p text:style-name="Standard"><text:s text:c="7"/>while(j &lt;= end){</text:p>
      <text:p text:style-name="Standard"><text:s text:c="12"/>if(a[i]&gt;=a[j]){</text:p>
      <text:p text:style-name="Standard"><text:s text:c="12"/>int temp;</text:p>
      <text:p text:style-name="Standard"><text:s text:c="12"/>temp=a[i];</text:p>
      <text:p text:style-name="Standard"><text:s text:c="12"/>a[i]=a[j];</text:p>
      <text:p text:style-name="Standard"><text:s text:c="12"/>a[j]=temp;</text:p>
      <text:p text:style-name="Standard"><text:s text:c="12"/>i++;</text:p>
      <text:p text:style-name="Standard"><text:s text:c="12"/>j++;</text:p>
      <text:p text:style-name="Standard"><text:s text:c="8"/>}</text:p>
      <text:p text:style-name="Standard"><text:s text:c="7"/>else{</text:p>
      <text:p text:style-name="Standard"><text:s text:c="8"/>i=j;</text:p>
      <text:p text:style-name="Standard"><text:s text:c="8"/>j++;</text:p>
      <text:p text:style-name="Standard"><text:s text:c="8"/>}</text:p>
      <text:p text:style-name="Standard"><text:s text:c="7"/>}</text:p>
      <text:p text:style-name="Standard"><text:s text:c="4"/></text:p>
      <text:p text:style-name="Standard"><text:s text:c="8"/>QuickSort(a,beg,i-1);</text:p>
      <text:p text:style-name="Standard"><text:s text:c="8"/>QuickSort(a,i+1,end);</text:p>
      <text:p text:style-name="Standard"><text:s text:c="4"/>}</text:p>
      <text:p text:style-name="Standard"><text:s text:c="4"/>return 0;</text:p>
      <text:p text:style-name="Standard">}</text:p>
      <text:p text:style-name="Standard"><text:s text:c="5"/></text:p>
      <text:p text:style-name="Standard"/>
      <text:p text:style-name="Standard">int main()</text:p>
      <text:p text:style-name="Standard">{</text:p>
      <text:p text:style-name="Standard"><text:s text:c="2"/>int n,i;</text:p>
      <text:p text:style-name="Standard"><text:s text:c="3"/>cout&lt;&lt;"Enter the size of array ";</text:p>
      <text:p text:style-name="Standard"><text:s text:c="3"/>cin&gt;&gt;n;</text:p>
      <text:p text:style-name="Standard"><text:s text:c="3"/>int a[n];</text:p>
      <text:p text:style-name="Standard"><text:s text:c="3"/>cout&lt;&lt;"Enter the elements of array "; </text:p>
      <text:p text:style-name="Standard"><text:s text:c="3"/>for( i=0;i&lt;n;i++){</text:p>
      <text:p text:style-name="Standard"><text:s text:c="7"/>cin&gt;&gt;a[i];</text:p>
      <text:p text:style-name="Standard"><text:s text:c="3"/>} <text:s/></text:p>
      <text:p text:style-name="Standard"><text:s text:c="3"/>QuickSort(a,0,n - 1);</text:p>
      <text:p text:style-name="Standard"><text:s text:c="3"/>cout&lt;&lt;"The elements of array after sorting is ";</text:p>
      <text:p text:style-name="Standard"><text:s text:c="3"/>for( i=0;i&lt;n;i++){</text:p>
      <text:p text:style-name="Standard"><text:s text:c="7"/>cout&lt;&lt;a[i]&lt;&lt;" ";</text:p>
      <text:p text:style-name="Standard"><text:s text:c="3"/>} 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2T15:06:06.673081272</dc:date>
    <meta:editing-duration>PT34S</meta:editing-duration>
    <meta:editing-cycles>1</meta:editing-cycles>
    <meta:document-statistic meta:table-count="0" meta:image-count="0" meta:object-count="0" meta:page-count="1" meta:paragraph-count="43" meta:word-count="84" meta:character-count="740" meta:non-whitespace-character-count="467"/>
    <meta:generator>LibreOffice/6.4.7.2$Linux_X86_64 LibreOffice_project/40$Build-2</meta:generator>
  </office:meta>
</office:document-meta>
</file>